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SelfBilledCreditNot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Self Billed Credit Note. Details</text:p>
          </table:table-cell>
          <table:table-cell table:style-name="ce2" office:value-type="string">
            <text:p>SelfBilledCreditNote</text:p>
          </table:table-cell>
          <table:table-cell table:style-name="ce2" office:value-type="string">
            <text:p>The Credit Note created by the Debtor in a Self Billing arrangement with a Creditor; Self Billed Credit Note replaces Debit Note in such arrangements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ettifica Autofattura</text:p>
          </table:table-cell>
          <table:table-cell table:style-name="ce15" office:value-type="string">
            <text:p>La Nota di Credito creata dal Debitore per rettificare una Autofattura con un Creditore; La Rettifica Autofattura sostituisce la Nota di Debito in questo tipo di rettifiche.</text:p>
          </table:table-cell>
          <table:table-cell table:style-name="ce2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Self Billed Cred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office:value-type="string">
            <text:p>Self Billed Cred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office:value-type="string">
            <text:p>Self Billed Cred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Self Billed Cred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Self Billed Credit Note assigned by the Debtor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a Rettifica Autofattura assegnato dal Debitore.</text:p>
          </table:table-cell>
          <table:table-cell table:number-columns-repeated="1016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Self Billed Cred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Self Billed Credit Note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a Rettifica Autofattura è (true) o non è (false) una copia.</text:p>
          </table:table-cell>
          <table:table-cell table:number-columns-repeated="1016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Self Billed Cred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Self Billed Cred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Debtor on which the Self Billed Credit Note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Rettifica Autofattura assegnata dal Debitore.</text:p>
          </table:table-cell>
          <table:table-cell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Self Billed Cred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Debtor at which the Self Billed Credit Note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della Rettifica Autofattura assegnata dal Debitore.</text:p>
          </table:table-cell>
          <table:table-cell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Self Billed Cred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Self Billed Credit Not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Scadenza Imposizione</text:p>
          </table:table-cell>
          <table:table-cell table:style-name="ce16" office:value-type="string">
            <text:p>La data della Rettifica Autofattura, usata per indicare il momento in cui l'imposta sarà applicabile.</text:p>
          </table:table-cell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Self Billed Cred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Self Billed Cred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a Rettifica Autofattura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office:value-type="string">
            <text:p>Self Billed Cred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Self Billed Credit Note.</text:p>
          </table:table-cell>
          <table:table-cell table:style-name="ce3" office:value-type="string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predefinita per la Rettifica Autofattura.</text:p>
          </table:table-cell>
          <table:table-cell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Self Billed Cred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Self Billed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utilizzata per le imposte nella Rettifica Autofattura.</text:p>
          </table:table-cell>
          <table:table-cell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Self Billed Cred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Self Billed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i prezzi nella Rettifica Autofattura.</text:p>
          </table:table-cell>
          <table:table-cell table:number-columns-repeated="1016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3" office:value-type="string">
            <text:p>Self Billed Cred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Self Billed Credit Not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a Rettifica Autofattura.</text:p>
          </table:table-cell>
          <table:table-cell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Self Billed Cred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Self Billed Credit Not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16" office:value-type="string">
            <text:p>Il Centro di Costo contabile dell'Acquirente applicato all'intera Rettifica Autofattura, espresso come testo.</text:p>
          </table:table-cell>
          <table:table-cell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Self Billed Cred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Self Billed Cred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Self Billed Credit Note with an Invoicing Period rather than a specific Invoice (Self Billing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Fatturazione</text:p>
          </table:table-cell>
          <table:table-cell office:value-type="string">
            <text:p>Associa la Rettifica Autofattura con un Periodo Fatturazione piuttosto che con una Autofattura specifica.</text:p>
          </table:table-cell>
          <table:table-cell table:style-name="ce25" table:number-columns-repeated="1016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Self Billed Cred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Self Billed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sposta Discrepanza</text:p>
          </table:table-cell>
          <table:table-cell office:value-type="string">
            <text:p>Associazione al motivo per cui è stata emessa la Rettifica Autofattura.</text:p>
          </table:table-cell>
          <table:table-cell table:style-name="ce25"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Self Billed Cred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Ordine collegato.</text:p>
          </table:table-cell>
          <table:table-cell table:style-name="ce25"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Self Billed Cred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Fatturazione</text:p>
          </table:table-cell>
          <table:table-cell office:value-type="string">
            <text:p>Associazione al Rif.to Fattura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elf Billed Cred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Spedizione</text:p>
          </table:table-cell>
          <table:table-cell office:value-type="string">
            <text:p>Associazione (riferimento) all'Avviso di Spedi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elf Billed Cred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Ricevimento</text:p>
          </table:table-cell>
          <table:table-cell office:value-type="string">
            <text:p>Associazione (riferimento) all'Avviso Ricevi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Self Billed Cred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Contratto</text:p>
          </table:table-cell>
          <table:table-cell office:value-type="string">
            <text:p>Associazione (riferimento) al Contratto.</text:p>
          </table:table-cell>
          <table:table-cell table:style-name="ce25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elf Billed Cred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Self Billed Cred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style-name="ce25" table:number-columns-repeated="1016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Self Billed Cred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Self Billed Cred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Self Billed Cred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 Pagamento</text:p>
          </table:table-cell>
          <table:table-cell office:value-type="string">
            <text:p>Associazione al Beneficiario del Pagamento.</text:p>
          </table:table-cell>
          <table:table-cell table:style-name="ce25" table:number-columns-repeated="101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Self Billed Cred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appresentante Fiscale</text:p>
          </table:table-cell>
          <table:table-cell office:value-type="string">
            <text:p>Associazione al Rappresentante Fiscale.</text:p>
          </table:table-cell>
          <table:table-cell table:style-name="ce25" table:number-columns-repeated="101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Self Billed Credit Not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with an overall charge or allowa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d un Addebito o Abbuono globale.</text:p>
          </table:table-cell>
          <table:table-cell table:style-name="ce25" table:number-columns-repeated="1016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Self Billed Cred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Imposta</text:p>
          </table:table-cell>
          <table:table-cell office:value-type="string">
            <text:p>Associazione al Tasso di Cambio tra la Valuta Documento e quella delle Imposte.</text:p>
          </table:table-cell>
          <table:table-cell table:style-name="ce25" table:number-columns-repeated="101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Self Billed Cred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rezzi</text:p>
          </table:table-cell>
          <table:table-cell office:value-type="string">
            <text:p>Associazione al Tasso di Cambio tra la Valuta del Documento e quella del Prezzo formulato.</text:p>
          </table:table-cell>
          <table:table-cell table:style-name="ce25" table:number-columns-repeated="101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Self Billed Cred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per specifiche tipologie/aliquote d'imposta.</text:p>
          </table:table-cell>
          <table:table-cell table:style-name="ce25" table:number-columns-repeated="1016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Self Billed Credit Not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Self Billed Cred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Rettifica Autofattura</text:p>
          </table:table-cell>
          <table:table-cell office:value-type="string">
            <text:p>Associazione al totale a debito, inclusivo di Abbuoni, Addebiti ed Imposte.</text:p>
          </table:table-cell>
          <table:table-cell table:style-name="ce25" table:number-columns-repeated="101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Self Billed Credit Note. Credit Note Line</text:p>
          </table:table-cell>
          <table:table-cell office:value-type="string">
            <text:p>CreditNoteLine</text:p>
          </table:table-cell>
          <table:table-cell office:value-type="string">
            <text:p>An association to one or more Self Billed Cred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Rettifica Autofattura</text:p>
          </table:table-cell>
          <table:table-cell office:value-type="string">
            <text:p>Associazione con una o più Righe di Rettifica Autofattura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SelfBilledCreditNot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2:05</dc:date>
    <meta:document-statistic meta:table-count="1" meta:cell-count="299" meta:object-count="0"/>
    <meta:generator>OpenOffice.org/3.0$Win32 OpenOffice.org_project/300m9$Build-9358</meta:generator>
  </office:meta>
</office:document-meta>
</file>